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</style:style>
    <style:style style:name="P31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3.244cm" fo:text-indent="0cm" style:auto-text-indent="false"/>
    </style:style>
    <style:style style:name="P33" style:family="paragraph" style:parent-style-name="Standard">
      <style:paragraph-properties fo:margin-left="0.811cm" fo:margin-right="0cm" fo:line-height="100%" fo:text-indent="-0.81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7" style:family="text">
      <style:text-properties style:font-name="Arial" fo:font-size="10pt" style:font-name-asian="Arial" style:font-size-asian="10pt" style:font-name-complex="Arial"/>
    </style:style>
    <style:style style:name="T8" style:family="text">
      <style:text-properties style:font-name="Arial" fo:font-weight="bold" style:font-name-asian="Arial" style:font-weight-asian="bold" style:font-name-complex="Arial"/>
    </style:style>
    <style:style style:name="T9" style:family="text">
      <style:text-properties style:font-name="Arial" fo:font-size="9pt" style:font-name-asian="Arial" style:font-size-asian="9pt" style:font-name-complex="Arial"/>
    </style:style>
    <style:style style:name="T10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letter-kerning="false" style:font-size-complex="10pt"/>
    </style:style>
    <style:style style:name="T14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5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7"><text:s/><text:bookmark text:name="_GoBack"/></text:p>
      <text:list xml:id="list3095701061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2">V. DISTRIBUCION NORMAL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3"><text:span text:style-name="T3">5.1 DE UN CONJUNTO DE DATOS DADOS EN CLASE, ANALIZA LA GRAFICA DE PROBABILIDAD NORMAL, SIN ERROR DE CONCEPTO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5">Campo Militar No. 1-K, Lomas de San Isidro, México, <text:s/>Miércoles 12 de may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5">(J) Situación problema: (conflicto cognitivo</text:span><text:span text:style-name="T8">)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5">¿Cuál es el concepto de frecuencia relativa?</text:span></text:p>
            <text:p text:style-name="P1"><text:span text:style-name="T5">¿Cuál es el concepto de polígono de frecuencias e histograma?</text:span></text:p>
            <text:p text:style-name="P9">¿Cuál es el concepto de función de densidad de probabilidad?</text:p>
            <text:p text:style-name="P9">¿Cuál es el concepto de función de distribución de probabilidad acumulada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5"><text:span text:style-name="T3">IDENTIFICA MEDIANTE EL USO DE EJEMPLOS, LOS FENOMENOS QUE SIGUEN EL MODELO DE DISTRIBUCION NORMAL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5">(L) Metodología a desarrollar:</text:span><text:span text:style-name="T9"> </text:span></text:p>
          </table:table-cell>
          <table:table-cell table:style-name="Tabla1.A3" table:number-columns-spanned="3" office:value-type="string">
            <text:p text:style-name="P27"><text:span text:style-name="T5">(M) Actividades del Mediador: </text:span>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1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2"><text:span text:style-name="T10"><text:s/></text:span><text:s/></text:p>
          </table:table-cell>
          <table:covered-table-cell/>
          <table:covered-table-cell/>
          <table:table-cell table:style-name="Tabla1.A1" office:value-type="string">
            <text:p text:style-name="P33"><text:span text:style-name="T5">(P) Indicadores de desempeño:</text:span><text:span text:style-name="T11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6">Método Expositivo.</text:p>
            <text:p text:style-name="P36"/>
            <text:p text:style-name="P34"><text:span text:style-name="T1">Técnica de Explicación Oral.</text:span></text:p>
            <text:p text:style-name="P35"/>
            <text:p text:style-name="P35"/>
          </table:table-cell>
          <table:table-cell table:style-name="Tabla1.B13" table:number-rows-spanned="3" table:number-columns-spanned="3" office:value-type="string">
            <text:list xml:id="list223627089" text:style-name="WW8Num7">
              <text:list-item>
                <text:p text:style-name="P38">Se menciona el propósito del tema.</text:p>
              </text:list-item>
              <text:list-item>
                <text:p text:style-name="P37"><text:span text:style-name="T10">Se realizan las preguntas del Conflicto Cognitivo. </text:span></text:p>
              </text:list-item>
              <text:list-item>
                <text:p text:style-name="P39">Se dan las instrucciones pertinentes sobre las estrategias de trabajo.</text:p>
              </text:list-item>
              <text:list-item>
                <text:p text:style-name="P39">Se da realimentación sobre el trabajo realizado, al personal discente</text:p>
              </text:list-item>
            </text:list>
            <text:p text:style-name="P40"/>
          </table:table-cell>
          <table:covered-table-cell/>
          <table:covered-table-cell/>
          <table:table-cell table:style-name="Tabla1.E11" table:number-columns-spanned="2" office:value-type="string">
            <text:p text:style-name="P30"><text:span text:style-name="T5">Obtiene frecuencias relativas para dibujar polígonos de frecuencias e histogramas, y compararlos con gráficas de funciones de densidad de probabilidad de variables aleatorias continuas. </text:span></text:p>
          </table:table-cell>
          <table:covered-table-cell/>
          <table:table-cell table:style-name="Tabla1.G11" table:number-columns-spanned="3" office:value-type="string">
            <text:list xml:id="list2540784760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2"><text:span text:style-name="T1">Internet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323102638199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6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6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988102360" text:style-name="WW8Num3">
              <text:list-item>
                <text:p text:style-name="P46"><text:span text:style-name="T10">120 minutos en total.</text:span></text:p>
              </text:list-item>
              <text:list-item>
                <text:p text:style-name="P47">20 minutos de receso intercalados</text:p>
              </text:list-item>
              <text:list-item>
                <text:p text:style-name="P47">5 minutos de <text:soft-page-break/>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6"><text:span text:style-name="T1">15 minutos para dar retroalimentación sobre las tareas y evidencias desarrolladas por los discentes en las clases anteriores.</text:span></text:p>
              </text:list-item>
              <text:list-item>
                <text:p text:style-name="P46"><text:span text:style-name="T1">60 minutos para la obtención de frecuencias relativas y polígonos de frecuencias correspondientes a datos muestra de fenómenos con distribución normal.</text:span></text:p>
              </text:list-item>
              <text:list-item>
                <text:p text:style-name="P47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8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8">¿Qué tan preciso le pareció a usted el aprendizaje adquirido?</text:span></text:p>
            <text:p text:style-name="P1"><text:span text:style-name="T8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8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8">(V)Producto final:</text:span><text:span text:style-name="T10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8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6">Sistematizar e interpretar la información vertida por el personal discente, para dar la realimentación requerida.</text:span><text:span text:style-name="T12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912234033" text:style-name="WW8Num4">
              <text:list-item>
                <text:p text:style-name="P52"><text:span text:style-name="T5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5">Ilustraciones de frecuencias relativas, polígonos de frecuencias, histogramas y funciones de densidad de probabilidad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8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5">Lamberto Maza Casas</text:p>
            <text:p text:style-name="P54"><text:soft-page-break/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5">EL Tte. Cor. I. I., Jefe Sec. Académica. </text:span></text:p>
            <text:p text:style-name="P2"/>
            <text:p text:style-name="P56"><text:span text:style-name="T5">Omar Luna Ramírez</text:span></text:p>
            <text:p text:style-name="P56"><text:soft-page-break/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9:00</dc:date>
    <meta:print-date>2019-10-03T23:31:00</meta:print-date>
    <meta:editing-cycles>222</meta:editing-cycles>
    <meta:editing-duration>PT10H56M</meta:editing-duration>
    <meta:document-statistic meta:table-count="1" meta:image-count="0" meta:object-count="0" meta:page-count="3" meta:paragraph-count="87" meta:word-count="461" meta:character-count="3503" meta:non-whitespace-character-count="2627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